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Table2.1" style:family="table">
      <style:table-properties style:width="6.25in" fo:margin-left="0in" fo:margin-right="0in" table:align="margins" fo:background-color="transparent" fo:keep-with-next="always">
        <style:background-image/>
      </style:table-properties>
    </style:style>
    <style:style style:name="Table2.1.A" style:family="table-column">
      <style:table-column-properties style:column-width="1.3854in" style:rel-column-width="14530*"/>
    </style:style>
    <style:style style:name="Table2.1.B" style:family="table-column">
      <style:table-column-properties style:column-width="2.116in" style:rel-column-width="22186*"/>
    </style:style>
    <style:style style:name="Table2.1.C" style:family="table-column">
      <style:table-column-properties style:column-width="2.7486in" style:rel-column-width="28819*"/>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6.25in" table:align="margins"/>
    </style:style>
    <style:style style:name="Table2.3.A" style:family="table-column">
      <style:table-column-properties style:column-width="3.125in" style:rel-column-width="32767*"/>
    </style:style>
    <style:style style:name="Table2.3.B" style:family="table-column">
      <style:table-column-properties style:column-width="3.125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style>
    <style:style style:name="P2" style:family="paragraph" style:parent-style-name="Standard">
      <style:text-properties officeooo:paragraph-rsid="00397d17"/>
    </style:style>
    <style:style style:name="T1" style:family="text">
      <style:text-properties style:font-name-asian="Courier New" style:font-name-complex="Courier New"/>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fo:font-size="12pt" officeooo:rsid="00330b00" style:font-size-asian="12pt" style:font-size-complex="12pt"/>
    </style:style>
    <style:style style:name="T6" style:family="text">
      <style:text-properties officeooo:rsid="00180c92"/>
    </style:style>
    <style:style style:name="T7" style:family="text">
      <style:text-properties officeooo:rsid="001ad76e"/>
    </style:style>
    <style:style style:name="T8" style:family="text">
      <style:text-properties officeooo:rsid="002fa4ab"/>
    </style:style>
    <style:style style:name="T9" style:family="text">
      <style:text-properties officeooo:rsid="00397d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Numeric Data Types </text:h>
      <text:p text:style-name="Text_20_body"/>
      <text:p text:style-name="Standard"><text:span text:style-name="T2">FreeBASIC has all the standard </text:span><text:span text:style-name="T4">Numeric </text:span><text:span text:style-name="T2">data types that you would expect for a Basic compiler. </text:span><text:span text:style-name="T5">See </text:span><text:span text:style-name="T2">Table </text:span><text:span text:style-name="T3">2</text:span><text:span text:style-name="T2">.1 </text:span><text:span text:style-name="T5">for a list</text:span><text:span text:style-name="T2"> </text:span><text:span text:style-name="T5">of supported </text:span><text:span text:style-name="T2">numeric data types. </text:span><text:span text:style-name="T5">Y</text:span><text:span text:style-name="T2">ou will notice that Integer and Long are grouped together. This is because a Long is just an alias for Integer. They are exactly the same data type. </text:span></text:p>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Numeric Data </text:p>
          </table:table-cell>
          <table:table-cell table:style-name="Table2.1.A1" office:value-type="string">
            <text:p text:style-name="Table_20_Heading">Types Size</text:p>
          </table:table-cell>
          <table:table-cell table:style-name="Table2.1.C1" office:value-type="string">
            <text:p text:style-name="Table_20_Heading">Limits </text:p>
          </table:table-cell>
        </table:table-row>
        <table:table-row>
          <table:table-cell table:style-name="Table2.1.A2" office:value-type="string">
            <text:p text:style-name="Table_20_Contents">Byte </text:p>
          </table:table-cell>
          <table:table-cell table:style-name="Table2.1.B2" office:value-type="string">
            <text:p text:style-name="Table_20_Contents">8-bit, signed, 1 byte</text:p>
          </table:table-cell>
          <table:table-cell table:style-name="Table2.1.C2" office:value-type="string">
            <text:p text:style-name="Table_20_Contents">-128 to 127</text:p>
          </table:table-cell>
        </table:table-row>
        <table:table-row>
          <table:table-cell table:style-name="Table2.1.A3" office:value-type="string">
            <text:p text:style-name="Table_20_Contents">Integer</text:p>
          </table:table-cell>
          <table:table-cell table:style-name="Table2.1.B3" office:value-type="string">
            <text:p text:style-name="Table_20_Contents">(Long) 32-bit, signed, 4 bytes</text:p>
          </table:table-cell>
          <table:table-cell table:style-name="Table2.1.C3" office:value-type="string">
            <text:p text:style-name="Table_20_Contents">-2,147,483,648 to 2,147,483,647 </text:p>
          </table:table-cell>
        </table:table-row>
        <table:table-row table:style-name="Table2.1.4">
          <table:table-cell table:style-name="Table2.1.A3" office:value-type="string">
            <text:p text:style-name="Table_20_Contents">LongInt</text:p>
          </table:table-cell>
          <table:table-cell table:style-name="Table2.1.B4" office:value-type="string">
            <text:p text:style-name="Table_20_Contents"><text:s/>64-bit, <text:s/>signed, 8 bytes </text:p>
          </table:table-cell>
          <table:table-cell table:style-name="Table2.1.C4" office:value-type="string">
            <text:p text:style-name="Table_20_Contents">-9,223,372,036,854,775,808</text:p>
            <text:p text:style-name="Table_20_Contents">to </text:p>
            <text:p text:style-name="Table_20_Contents">9,223,<text:span text:style-name="T1">372,036,854,775,807 </text:span></text:p>
          </table:table-cell>
        </table:table-row>
        <table:table-row>
          <table:table-cell table:style-name="Table2.1.A5" office:value-type="string">
            <text:p text:style-name="Table_20_Contents">Short </text:p>
          </table:table-cell>
          <table:table-cell table:style-name="Table2.1.B5" office:value-type="string">
            <text:p text:style-name="Table_20_Contents">16-bit, signed, 2 bytes </text:p>
          </table:table-cell>
          <table:table-cell table:style-name="Table2.1.C5" office:value-type="string">
            <text:p text:style-name="Table_20_Contents">-32,768 to 32,767 </text:p>
          </table:table-cell>
        </table:table-row>
        <table:table-row>
          <table:table-cell table:style-name="Table2.1.A3" office:value-type="string">
            <text:p text:style-name="Table_20_Contents">UByte <text:s/></text:p>
          </table:table-cell>
          <table:table-cell table:style-name="Table2.1.B6" office:value-type="string">
            <text:p text:style-name="Table_20_Contents">8-bit, unsigned, 1 byte</text:p>
          </table:table-cell>
          <table:table-cell table:style-name="Table2.1.C6" office:value-type="string">
            <text:p text:style-name="Table_20_Contents">0 to 255 </text:p>
          </table:table-cell>
        </table:table-row>
        <table:table-row>
          <table:table-cell table:style-name="Table2.1.A3" office:value-type="string">
            <text:p text:style-name="Table_20_Contents">UInteger </text:p>
          </table:table-cell>
          <table:table-cell table:style-name="Table2.1.B7" office:value-type="string">
            <text:p text:style-name="Table_20_Contents">32-bit, unsigned, 4 bytes </text:p>
          </table:table-cell>
          <table:table-cell table:style-name="Table2.1.C7" office:value-type="string">
            <text:p text:style-name="Table_20_Contents">0 to 4,294,967,295</text:p>
          </table:table-cell>
        </table:table-row>
        <table:table-row>
          <table:table-cell table:style-name="Table2.1.A3" office:value-type="string">
            <text:p text:style-name="Table_20_Contents">ULongInt </text:p>
          </table:table-cell>
          <table:table-cell table:style-name="Table2.1.B8" office:value-type="string">
            <text:p text:style-name="Table_20_Contents">64-bit, unsigned, 8 bytes </text:p>
          </table:table-cell>
          <table:table-cell table:style-name="Table2.1.C8" office:value-type="string">
            <text:p text:style-name="Table_20_Contents">0 to 18,446,744,073,709,</text:p>
            <text:p text:style-name="Table_20_Contents">551,61<text:span text:style-name="T1">5 </text:span></text:p>
          </table:table-cell>
        </table:table-row>
        <table:table-row>
          <table:table-cell table:style-name="Table2.1.A9" office:value-type="string">
            <text:p text:style-name="Table_20_Contents">Ushort </text:p>
          </table:table-cell>
          <table:table-cell table:style-name="Table2.1.B9" office:value-type="string">
            <text:p text:style-name="Table_20_Contents">16-bit, unsigned, 2 bytes</text:p>
          </table:table-cell>
          <table:table-cell table:style-name="Table2.1.C9" office:value-type="string">
            <text:p text:style-name="Table_20_Contents">0 to 65365 </text:p>
          </table:table-cell>
        </table:table-row>
        <table:table-row>
          <table:table-cell table:style-name="Table2.1.A9" office:value-type="string">
            <text:p text:style-name="Table_20_Contents">Double </text:p>
            <text:p text:style-name="Table_20_Contents"/>
          </table:table-cell>
          <table:table-cell table:style-name="Table2.1.B10" office:value-type="string">
            <text:p text:style-name="Table_20_Contents">64-bit, </text:p>
            <text:p text:style-name="Table_20_Contents">floating point, 8 bytes </text:p>
          </table:table-cell>
          <table:table-cell table:style-name="Table2.1.C10" office:value-type="string">
            <text:p text:style-name="Table_20_Contents">-2.2E-308 to +1.7E+308 </text:p>
          </table:table-cell>
        </table:table-row>
        <table:table-row>
          <table:table-cell table:style-name="Table2.1.A11" office:value-type="string">
            <text:p text:style-name="Table_20_Contents">Single </text:p>
          </table:table-cell>
          <table:table-cell table:style-name="Table2.1.B11" office:value-type="string">
            <text:p text:style-name="Table_20_Contents">32-bit, </text:p>
            <text:p text:style-name="Table_20_Contents">floating point, 4 bytes </text:p>
          </table:table-cell>
          <table:table-cell table:style-name="Table2.1.C11" office:value-type="string">
            <text:p text:style-name="Table_20_Contents">1.1 E-38 to 3.43 E+38 </text:p>
          </table:table-cell>
        </table:table-row>
      </table:table>
      <text:p text:style-name="Table">Table <text:span text:style-name="T6">2.</text:span><text:sequence text:ref-name="refTable0" text:name="Table" text:formula="ooow:Table+1" style:num-format="1">1</text:sequence>: FreeBASIC Numeric Data Types </text:p>
      <text:p text:style-name="Standard"/>
      <text:h text:style-name="Heading_20_2" text:outline-level="2">Signed Versus Unsigned Data Types </text:h>
      <text:p text:style-name="Standard">Signed data types, as the name implies, can be negative, zero, or 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h text:style-name="Heading_20_2" text:outline-level="2"><text:soft-page-break/>The Floating Point Data Type </text:h>
      <text:p text:style-name="Standard">The floating point data types, Single and Double, store numbers with decimal digits. Keep in mind that floating-point numbers are subject to rounding errors, which can accumulate over long calculations. You should carry more than the number of decimal digits than you need to <text:span text:style-name="T9">i</text:span>nsure the greatest accuracy. </text:p>
      <text:h text:style-name="Heading_20_2" text:outline-level="2">Using Different Number Formats </text:h>
      <text:p text:style-name="Standard">Besides decimal numbers, FreeBASIC is able to recognize numbers in hexadecimal, binary and octal formats. Table 3.4 lists the number base and format to use. </text:p>
      <text:p text:style-name="Standard"/>
      <table:table table:name="Table2.3" table:style-name="Table2.3">
        <table:table-column table:style-name="Table2.3.A"/>
        <table:table-column table:style-name="Table2.3.B"/>
        <table:table-header-rows>
          <table:table-row>
            <table:table-cell table:style-name="Table2.3.A1" office:value-type="string">
              <text:p text:style-name="Table_20_Heading">Number Base</text:p>
            </table:table-cell>
            <table:table-cell table:style-name="Table2.3.B1" office:value-type="string">
              <text:p text:style-name="Table_20_Heading"><text:s/>Format </text:p>
            </table:table-cell>
          </table:table-row>
        </table:table-header-rows>
        <table:table-row>
          <table:table-cell table:style-name="Table2.3.A2" office:value-type="string">
            <text:p text:style-name="Table_20_Contents">Decimal </text:p>
          </table:table-cell>
          <table:table-cell table:style-name="Table2.3.B2" office:value-type="string">
            <text:p text:style-name="Table_20_Contents">myVar =254 </text:p>
          </table:table-cell>
        </table:table-row>
        <table:table-row>
          <table:table-cell table:style-name="Table2.3.A3" office:value-type="string">
            <text:p text:style-name="Table_20_Contents">Hexadecimal</text:p>
          </table:table-cell>
          <table:table-cell table:style-name="Table2.3.B3" office:value-type="string">
            <text:p text:style-name="Table_20_Contents">myVar =&amp;HFE </text:p>
          </table:table-cell>
        </table:table-row>
        <table:table-row>
          <table:table-cell table:style-name="Table2.3.A4" office:value-type="string">
            <text:p text:style-name="Table_20_Contents">Binary</text:p>
          </table:table-cell>
          <table:table-cell table:style-name="Table2.3.B4" office:value-type="string">
            <text:p text:style-name="Table_20_Contents">myVar =&amp;B11111110 </text:p>
          </table:table-cell>
        </table:table-row>
        <table:table-row>
          <table:table-cell table:style-name="Table2.3.A5" office:value-type="string">
            <text:p text:style-name="Table_20_Contents">Octa<text:span text:style-name="T7">l</text:span></text:p>
          </table:table-cell>
          <table:table-cell table:style-name="Table2.3.B5" office:value-type="string">
            <text:p text:style-name="Table_20_Contents">myVar =&amp;O376 </text:p>
          </table:table-cell>
        </table:table-row>
        <table:table-row>
          <table:table-cell table:style-name="Table2.3.A6" office:value-type="string">
            <text:p text:style-name="Table_20_Contents">Exponential Numbers</text:p>
          </table:table-cell>
          <table:table-cell table:style-name="Table2.3.B6" office:value-type="string">
            <text:p text:style-name="Table_20_Contents">myVar =243E10 </text:p>
          </table:table-cell>
        </table:table-row>
      </table:table>
      <text:p text:style-name="Table">Table 2.<text:span text:style-name="T8">2 </text:span>Format of Number Bases </text:p>
      <text:h text:style-name="Heading_20_3" text:outline-level="3">Hexadecimal Numbers </text:h>
      <text:p text:style-name="P2">Hexadecimal is a base 16 numbering scheme and have digits in the range of 0 to F. Hexadecimal numbers are commonly used as constant values in the Windows API and many third party libraries. <text:s/><text:span text:style-name="T9">I</text:span>t is a compact way to represent a large value. To indicate a hexadecimal number, use the &amp;H prefix. </text:p>
      <text:h text:style-name="Heading_20_3" text:outline-level="3">Binary Numbers </text:h>
      <text:p text:style-name="Standard">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text:p>
      <text:h text:style-name="Heading_20_3" text:outline-level="3">Octal Numbers </text:h>
      <text:p text:style-name="Standard">Octal is a base eight numbering scheme and have digits in the range of 0 to 7. Octal numbers were very popular in early computer systems, but aren’t used much today except in some specialized applications. To indicate an octal number, use the &amp;O prefix.</text:p>
      <text:h text:style-name="Heading_20_3" text:outline-level="3"><text:soft-page-break/>Exponential Numbers </text:h>
      <text:p text:style-name="P2">You can use exponential numbers in your program by adding the E suffix followed by the power. To use the number 105, you would write the number as 10E05. You can directly set a double or single type variable using the exponent format. You also can use negative exponents such as 10E-5, which when printed to the screen would like 1.e004. </text:p>
      <text:p text:style-name="Standard"/>
      <text:p text:style-name="Standard"/>
      <text:p text:style-name="Standard"/>
      <text:p text:style-name="Standard"/>
      <text:p text:style-name="Standard">Exercises </text:p>
      <text:p text:style-name="Standard"><text:s/>Here are some questions to test what you have read. <text:s/></text:p>
      <text:p text:style-name="Standard"/>
      <text:p text:style-name="Standard">1) What data type would be the best to store the number 196? </text:p>
      <text:p text:style-name="Standard">2) What data type would be the best to store the number 2.134? </text:p>
      <text:p text:style-name="Standard">3) What data type is the best for general usage on 32-bit systems? </text:p>
      <text:p text:style-name="Standard">4) What is the difference between signed and unsigned data types? </text:p>
      <text:p text:style-name="Standard">5) What prefix would you use to designate a binary number? </text:p>
      <text:p text:style-name="Standard">6) What prefix would you use to designate a hexadecimal number? </text:p>
      <text:p text:style-name="Standard">7) What Alphabetic letters are allowed in a hexadecimal number? </text:p>
      <text:p text:style-name="Standard">8) What would the hexadecimal number 1AF be in decimal form? </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3</text:page-number></text:p>
      </style:footer>
    </style:master-page>
    <style:master-page style:name="Endnote" style:page-layout-name="Mpm2" draw:style-name="Mdp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2 Numeric Data Types </dc:title>
    <dc:date>2023-10-23T21:31:08.057000000</dc:date>
    <meta:editing-duration>P2DT17H44M50S</meta:editing-duration>
    <meta:editing-cycles>36</meta:editing-cycles>
    <meta:generator>LibreOffice/7.5.3.2$Windows_X86_64 LibreOffice_project/9f56dff12ba03b9acd7730a5a481eea045e468f3</meta:generator>
    <meta:document-statistic meta:table-count="2" meta:image-count="0" meta:object-count="0" meta:page-count="3" meta:paragraph-count="79" meta:word-count="653" meta:character-count="3847" meta:non-whitespace-character-count="3205"/>
    <meta:template xlink:type="simple" xlink:actuate="onRequest" xlink:title="Conventions Used in the Book " xlink:href="../../templates/sect%20II-Conventions.ott" meta:date="2020-09-21T03:21:58.337000000"/>
  </office:meta>
</office:document-meta>
</file>